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1d45c2" officeooo:paragraph-rsid="001d45c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b6bf0" officeooo:paragraph-rsid="001b6bf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b6bf0" officeooo:paragraph-rsid="001d45c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d45c2" officeooo:paragraph-rsid="001d45c2" style:font-size-asian="12.25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4pt" fo:language="ru" fo:country="RU" officeooo:rsid="001d45c2" officeooo:paragraph-rsid="001d45c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1d45c2"/>
    </style:style>
    <style:style style:name="P7" style:family="paragraph" style:parent-style-name="Standard">
      <style:paragraph-properties fo:text-align="start" style:justify-single-word="false"/>
      <style:text-properties officeooo:rsid="001d45c2" officeooo:paragraph-rsid="001d45c2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d45c2" officeooo:paragraph-rsid="001d45c2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1d45c2" officeooo:paragraph-rsid="001d45c2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1dd6c0" officeooo:paragraph-rsid="001dd6c0"/>
    </style:style>
    <style:style style:name="P11" style:family="paragraph" style:parent-style-name="Standard">
      <style:paragraph-properties fo:text-align="start" style:justify-single-word="false"/>
      <style:text-properties officeooo:rsid="001dd6c0" officeooo:paragraph-rsid="001d45c2"/>
    </style:style>
    <style:style style:name="T1" style:family="text">
      <style:text-properties style:font-name="Times New Roman" fo:font-size="14pt" fo:language="ru" fo:country="RU" style:font-size-asian="12.25pt" style:font-size-complex="14pt"/>
    </style:style>
    <style:style style:name="T2" style:family="text">
      <style:text-properties style:font-name="Times New Roman" fo:font-size="14pt" fo:language="ru" fo:country="RU" officeooo:rsid="001d45c2" style:font-size-asian="12.25pt" style:font-size-complex="14pt"/>
    </style:style>
    <style:style style:name="T3" style:family="text">
      <style:text-properties style:font-name="Times New Roman" fo:font-size="14pt" fo:language="ru" fo:country="RU" officeooo:rsid="001dd6c0" style:font-size-asian="12.25pt" style:font-size-complex="14pt"/>
    </style:style>
    <style:style style:name="T4" style:family="text">
      <style:text-properties fo:language="ru" fo:country="RU"/>
    </style:style>
    <style:style style:name="T5" style:family="text">
      <style:text-properties officeooo:rsid="001d45c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работа</text:p>
      <text:p text:style-name="P2">Тема: «Разработка перечня артефактов и протоколов проекта»</text:p>
      <text:p text:style-name="P1"><text:span text:style-name="T4">«Приложение для знакомств»</text:span></text:p>
      <text:p text:style-name="P3"><text:span text:style-name="T5">Ц</text:span>елев<text:span text:style-name="T5">ая</text:span> аудитори<text:span text:style-name="T5">я</text:span>: <text:span text:style-name="T5">Возраст: 25-45 лет.</text:span></text:p>
      <text:p text:style-name="P4">Проблема:</text:p>
      <text:list xml:id="list2776991327" text:style-name="L2">
        <text:list-item>
          <text:p text:style-name="P5">Существующие приложения для знакомств часто поверхностны и ориентированы на количество, а не на качество.</text:p>
        </text:list-item>
        <text:list-item>
          <text:p text:style-name="P5">Многие пользователи испытывают «усталость от свайпов» и трудности в поиске партнёров с общими интересами и ценностями.</text:p>
        </text:list-item>
        <text:list-item>
          <text:p text:style-name="P5">Существует потребность в более осознанном и аутентичном подходе к знакомствам.</text:p>
        </text:list-item>
        <text:list-item>
          <text:p text:style-name="P5">Трудно понять личность человека по нескольким фотографиям и краткому описанию.</text:p>
        </text:list-item>
      </text:list>
      <text:p text:style-name="P6"><text:span text:style-name="T2">Решение:</text:span></text:p>
      <text:list xml:id="list3682506549" text:style-name="L3">
        <text:list-item>
          <text:p text:style-name="P8"><text:span text:style-name="T1">Наше приложение использует продвинутые алгоритмы подбора, основанные на типе личности, интересах и ценностях.</text:span></text:p>
        </text:list-item>
        <text:list-item>
          <text:p text:style-name="P8"><text:span text:style-name="T1">Пользователи могут подробно рассказать о себе в профиле, включая свои увлечения, жизненные цели и то, что они ищут в отношениях.</text:span></text:p>
        </text:list-item>
        <text:list-item>
          <text:p text:style-name="P8"><text:span text:style-name="T1">Предлагаем различные способы взаимодействия, кроме свайпов: участие в общих мероприятиях, группы по интересам, общие темы для разговора.</text:span></text:p>
        </text:list-item>
        <text:list-item>
          <text:p text:style-name="P8"><text:span text:style-name="T1">Безопасность и конфиденциальность пользователей — наш приоритет.</text:span></text:p>
        </text:list-item>
      </text:list>
      <text:p text:style-name="P7"><text:span text:style-name="T1">Преимущества:</text:span></text:p>
      <text:list xml:id="list3024444959" text:style-name="L4">
        <text:list-item>
          <text:p text:style-name="P9"><text:span text:style-name="T1">Более высокая вероятность найти подходящего партнёра благодаря алгоритмам подбора.</text:span></text:p>
        </text:list-item>
        <text:list-item>
          <text:p text:style-name="P9"><text:span text:style-name="T1">Атмосфера искренности и уважения.</text:span></text:p>
        </text:list-item>
        <text:list-item>
          <text:p text:style-name="P9"><text:span text:style-name="T1">Возможность найти не только романтического партнёра, но и друзей.</text:span></text:p>
        </text:list-item>
        <text:list-item>
          <text:p text:style-name="P9"><text:span text:style-name="T1"><text:s/></text:span><text:span text:style-name="T3">Более осознанный подход к знакомствам.</text:span></text:p>
        </text:list-item>
        <text:list-item>
          <text:p text:style-name="P10"><text:span text:style-name="T3">У</text:span><text:span text:style-name="T1">добный и интуитивно понятный интерфейс.</text:span></text:p>
        </text:list-item>
      </text:list>
      <text:p text:style-name="P1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9T10:12:45.828000000</dc:date>
    <meta:editing-duration>PT22M12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0" meta:word-count="171" meta:character-count="1272" meta:non-whitespace-character-count="1132"/>
  </office:meta>
</office:document-meta>
</file>